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oC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>
    <office:event-listeners>
      <script:event-listener script:language="ooo:script" script:event-name="dom:load" xlink:href=""/>
      <script:event-listener script:language="ooo:script" script:event-name="dom:DOMFocusIn" xlink:href="vnd.sun.star.script:Standard.ToC.Main?language=Basic&amp;location=document"/>
    </office:event-listeners>
  </office:scripts>
  <office:font-face-decls>
    <style:font-face style:name="Tahoma2" svg:font-family="Tahoma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Times New Roman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ooterTable" style:family="table">
      <style:table-properties style:width="6.6924in" table:align="margins"/>
    </style:style>
    <style:style style:name="FooterTable.A" style:family="table-column">
      <style:table-column-properties style:column-width="5.8542in" style:rel-column-width="57326*"/>
    </style:style>
    <style:style style:name="FooterTable.B" style:family="table-column">
      <style:table-column-properties style:column-width="0.8382in" style:rel-column-width="8209*"/>
    </style:style>
    <style:style style:name="FooterTable.A1" style:family="table-cell">
      <style:table-cell-properties fo:padding-left="0in" fo:padding-right="0in" fo:padding-top="0.1in" fo:padding-bottom="0in" fo:border-left="none" fo:border-right="none" fo:border-top="0.0007in solid #c0c0c0" fo:border-bottom="non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able:table table:name="FooterTable" table:style-name="FooterTable">
          <table:table-column table:style-name="FooterTable.A"/>
          <table:table-column table:style-name="FooterTable.B"/>
          <table:table-row>
            <table:table-cell table:style-name="FooterTable.A1" office:value-type="string">
              <text:p text:style-name="P1"><text:chapter text:display="name" text:outline-level="2"/> </text:p>
            </table:table-cell>
            <table:table-cell table:style-name="FooterTable.A1" office:value-type="string">
              <text:p text:style-name="P2"><text:page-number text:select-page="current">1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6-08-13T17:28:20</meta:creation-date>
    <dc:creator>Aaron Shafovaloff</dc:creator>
    <dc:date>2008-03-28T00:43:50</dc:date>
    <meta:editing-cycles>18</meta:editing-cycles>
    <meta:editing-duration>PT12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3" meta:character-count="20"/>
  </office:meta>
</office:document-meta>
</file>

<file path=Basic/Standard/ToC.xml><?xml version="1.0" encoding="utf-8"?>
<!DOCTYPE module  PUBLIC '-//OpenOffice.org//DTD OfficeDocument 1.0//EN'  'module.dtd'>
<script:module xmlns:script="http://openoffice.org/2000/script" script:name="ToC" script:language="StarBasic">REM  *****  BASIC  *****


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UpdateCurIndex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